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officeooo:paragraph-rsid="002060ea"/>
    </style:style>
    <style:style style:name="P8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fo:language="ru" fo:country="RU" fo:font-weight="bold" officeooo:paragraph-rsid="005a16cc" style:font-size-asian="14pt" style:font-weight-asian="bold" style:font-size-complex="14pt" style:font-weight-complex="bold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fo:language="ru" fo:country="RU" officeooo:rsid="005b0317" officeooo:paragraph-rsid="005b0317" style:font-size-asian="14pt" style:font-size-complex="14pt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fo:language="ru" fo:country="RU" fo:font-style="normal" officeooo:rsid="005b0317" officeooo:paragraph-rsid="005b0317" style:font-size-asian="14pt" style:font-style-asian="normal" style:font-size-complex="14pt" style:font-style-complex="normal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fo:language="ru" fo:country="RU" fo:font-style="normal" officeooo:rsid="005b0317" officeooo:paragraph-rsid="005bc2fb" style:font-size-asian="14pt" style:font-style-asian="normal" style:font-size-complex="14pt" style:font-style-complex="normal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4" style:family="paragraph" style:parent-style-name="List_20_Paragraph" style:list-style-name="WWNum1">
      <style:text-properties style:font-name="Times New Roman" fo:font-size="14pt" fo:font-weight="bold" officeooo:paragraph-rsid="004c91be" style:font-size-asian="14pt" style:font-weight-asian="bold" style:font-name-complex="Times New Roman1" style:font-size-complex="14pt" style:font-weight-complex="bold"/>
    </style:style>
    <style:style style:name="P15" style:family="paragraph" style:parent-style-name="List_20_Paragraph" style:list-style-name="WWNum1">
      <style:text-properties style:font-name="Times New Roman" fo:font-size="14pt" fo:font-weight="bold" officeooo:paragraph-rsid="003f4eee" style:font-size-asian="14pt" style:font-weight-asian="bold" style:font-name-complex="Times New Roman1" style:font-size-complex="14pt" style:font-weight-complex="bold"/>
    </style:style>
    <style:style style:name="P16" style:family="paragraph" style:parent-style-name="List_20_Paragraph" style:list-style-name="WWNum1">
      <style:text-properties style:font-name="Times New Roman" fo:font-size="14pt" fo:font-weight="bold" officeooo:rsid="005d9b66" officeooo:paragraph-rsid="005d9b66" style:font-size-asian="14pt" style:font-weight-asian="bold" style:font-name-complex="Times New Roman1" style:font-size-complex="14pt" style:font-weight-complex="bold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officeooo:paragraph-rsid="00439def" style:font-size-asian="14pt" style:font-size-complex="14pt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officeooo:paragraph-rsid="005bc2fb" style:font-size-asian="14pt" style:font-size-complex="14pt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officeooo:paragraph-rsid="005d9b66" style:font-size-asian="14pt" style:font-size-complex="14pt"/>
    </style:style>
    <style:style style:name="P21" style:family="paragraph" style:parent-style-name="List_20_Paragraph" style:list-style-name="WWNum1">
      <style:text-properties style:font-name="Times New Roman" fo:font-size="14pt" fo:font-weight="normal" officeooo:paragraph-rsid="004c91be" style:font-size-asian="14pt" style:font-weight-asian="normal" style:font-name-complex="Times New Roman1" style:font-size-complex="14pt" style:font-weight-complex="normal"/>
    </style:style>
    <style:style style:name="P22" style:family="paragraph" style:parent-style-name="List_20_Paragraph" style:list-style-name="WWNum1">
      <style:paragraph-properties fo:text-align="justify" style:justify-single-word="false"/>
    </style:style>
    <style:style style:name="P23" style:family="paragraph" style:parent-style-name="List_20_Paragraph" style:list-style-name="WWNum1">
      <style:paragraph-properties fo:text-align="justify" style:justify-single-word="false"/>
      <style:text-properties officeooo:paragraph-rsid="0057a9ea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officeooo:paragraph-rsid="005a16cc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fo:font-size="14pt" officeooo:paragraph-rsid="00538195" style:font-size-asian="14pt" style:font-size-complex="14pt"/>
    </style:style>
    <style:style style:name="P26" style:family="paragraph" style:parent-style-name="List_20_Paragraph" style:list-style-name="WWNum1">
      <style:paragraph-properties fo:text-align="justify" style:justify-single-word="false"/>
      <style:text-properties fo:font-size="14pt" officeooo:paragraph-rsid="005d9b66" style:font-size-asian="14pt" style:font-size-complex="14pt"/>
    </style:style>
    <style:style style:name="P27" style:family="paragraph" style:parent-style-name="List_20_Paragraph">
      <style:paragraph-properties fo:text-align="justify" style:justify-single-word="false"/>
      <style:text-properties fo:font-size="14pt" officeooo:rsid="005d9b66" officeooo:paragraph-rsid="005d9b66" style:font-size-asian="14pt" style:font-size-complex="14pt"/>
    </style:style>
    <style:style style:name="P28" style:family="paragraph" style:parent-style-name="List_20_Paragraph" style:list-style-name="WWNum1">
      <style:paragraph-properties fo:text-align="justify" style:justify-single-word="false"/>
      <style:text-properties fo:font-style="italic" officeooo:paragraph-rsid="005b0317" style:font-style-asian="italic" style:font-style-complex="italic"/>
    </style:style>
    <style:style style:name="P29" style:family="paragraph" style:parent-style-name="List_20_Paragraph" style:list-style-name="WWNum1">
      <style:paragraph-properties fo:text-align="justify" style:justify-single-word="false"/>
      <style:text-properties fo:language="ru" fo:country="RU" fo:font-style="normal" officeooo:rsid="005b0317" officeooo:paragraph-rsid="005b0317" style:font-style-asian="normal" style:font-style-complex="normal"/>
    </style:style>
    <style:style style:name="P30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4pt" fo:font-weight="bold" officeooo:rsid="005225d1" officeooo:paragraph-rsid="005225d1" style:font-size-asian="14pt" style:font-weight-asian="bold" style:font-size-complex="14pt" style:font-weight-complex="bold"/>
    </style:style>
    <style:style style:name="P31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Times New Roman" fo:font-size="14pt" fo:language="en" fo:country="US" fo:font-weight="bold" officeooo:rsid="005d9b66" officeooo:paragraph-rsid="005d9b66" style:font-size-asian="14pt" style:font-weight-asian="bold" style:font-name-complex="Times New Roman1" style:font-size-complex="14pt" style:font-weight-complex="bold"/>
    </style:style>
    <style:style style:name="P32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Times New Roman" fo:font-size="14pt" fo:language="en" fo:country="US" fo:font-weight="bold" officeooo:rsid="005d9b66" officeooo:paragraph-rsid="005f0c2a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margin-top="0cm" fo:margin-bottom="0cm" style:contextual-spacing="false" style:line-height-at-least="0.503cm"/>
      <style:text-properties style:font-name="Consolas" fo:font-size="10.5pt" fo:font-weight="normal"/>
    </style:style>
    <style:style style:name="P34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background-color="#ffffff"/>
    </style:style>
    <style:style style:name="P35" style:family="paragraph" style:parent-style-name="Standard">
      <style:paragraph-properties fo:margin-top="0cm" fo:margin-bottom="0cm" style:contextual-spacing="false" style:line-height-at-least="0.503cm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nsolas" fo:font-size="10.5pt" fo:font-weight="normal" officeooo:rsid="005225d1" officeooo:paragraph-rsid="005225d1" fo:background-color="#ffffff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ru" fo:country="RU" fo:font-weight="bold" officeooo:rsid="001dc5e6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ru" fo:country="RU" fo:font-weight="bold" officeooo:rsid="005853f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ru" fo:country="RU" fo:font-weight="normal" officeooo:rsid="001dc5e6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language="ru" fo:country="RU" fo:font-weight="normal" officeooo:rsid="0057a9ea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language="ru" fo:country="RU" fo:font-weight="normal" officeooo:rsid="005853fd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language="ru" fo:country="RU" fo:font-weight="normal" officeooo:rsid="005a16cc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language="ru" fo:country="RU" fo:font-weight="normal" officeooo:rsid="005a428c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ru" fo:country="RU" fo:font-weight="normal" officeooo:rsid="005b0317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fo:font-weight="normal" officeooo:rsid="005b0317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en" fo:country="US" officeooo:rsid="0057a9ea" style:font-size-asian="14pt" style:font-name-complex="Times New Roman1" style:font-size-complex="14pt"/>
    </style:style>
    <style:style style:name="T14" style:family="text">
      <style:text-properties style:font-name="Times New Roman" fo:language="ru" fo:country="RU" fo:font-weight="normal" style:font-weight-asian="normal" style:font-name-complex="Times New Roman1" style:font-weight-complex="normal"/>
    </style:style>
    <style:style style:name="T15" style:family="text">
      <style:text-properties style:font-name="Times New Roman" fo:language="ru" fo:country="RU" fo:font-weight="normal" officeooo:rsid="0046850c" style:font-weight-asian="normal" style:font-name-complex="Times New Roman1" style:font-weight-complex="normal"/>
    </style:style>
    <style:style style:name="T16" style:family="text">
      <style:text-properties style:font-name="Times New Roman" fo:language="ru" fo:country="RU" fo:font-weight="normal" officeooo:rsid="00483147" style:font-weight-asian="normal" style:font-name-complex="Times New Roman1" style:font-weight-complex="normal"/>
    </style:style>
    <style:style style:name="T17" style:family="text">
      <style:text-properties style:font-name="Times New Roman" fo:language="ru" fo:country="RU" fo:font-weight="normal" officeooo:rsid="005d9b66" style:font-weight-asian="normal" style:font-name-complex="Times New Roman1" style:font-weight-complex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fo:font-weight="normal" officeooo:rsid="001dc5e6" style:font-weight-asian="normal" style:font-weight-complex="normal"/>
    </style:style>
    <style:style style:name="T21" style:family="text">
      <style:text-properties fo:language="en" fo:country="US" fo:font-style="italic" fo:font-weight="normal" style:font-style-asian="italic" style:font-weight-asian="normal" style:font-name-complex="Times New Roman1" style:font-style-complex="italic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dc5e6" style:font-weight-asian="bold" style:font-weight-complex="bold"/>
    </style:style>
    <style:style style:name="T24" style:family="text">
      <style:text-properties fo:language="ru" fo:country="RU" fo:font-weight="normal" style:font-weight-asian="normal" style:font-name-complex="Times New Roman1" style:font-weight-complex="normal"/>
    </style:style>
    <style:style style:name="T25" style:family="text">
      <style:text-properties fo:language="ru" fo:country="RU" fo:font-weight="normal" officeooo:rsid="002241d0" style:font-weight-asian="normal" style:font-name-complex="Times New Roman1" style:font-weight-complex="normal"/>
    </style:style>
    <style:style style:name="T26" style:family="text">
      <style:text-properties fo:language="ru" fo:country="RU" fo:font-weight="normal" officeooo:rsid="005b0317" style:font-weight-asian="normal" style:font-name-complex="Times New Roman1" style:font-weight-complex="normal"/>
    </style:style>
    <style:style style:name="T27" style:family="text">
      <style:text-properties fo:language="ru" fo:country="RU" fo:font-weight="normal" officeooo:rsid="005bc2fb" style:font-weight-asian="normal" style:font-name-complex="Times New Roman1" style:font-weight-complex="normal"/>
    </style:style>
    <style:style style:name="T28" style:family="text">
      <style:text-properties fo:language="ru" fo:country="RU" fo:font-weight="normal" officeooo:rsid="005d9b66" style:font-weight-asian="normal" style:font-name-complex="Times New Roman1" style:font-weight-complex="normal"/>
    </style:style>
    <style:style style:name="T29" style:family="text">
      <style:text-properties fo:language="ru" fo:country="RU" fo:font-weight="normal" style:font-weight-asian="normal" style:font-weight-complex="normal"/>
    </style:style>
    <style:style style:name="T30" style:family="text">
      <style:text-properties fo:language="ru" fo:country="RU" fo:font-weight="normal" officeooo:rsid="001dc5e6" style:font-weight-asian="normal" style:font-weight-complex="normal"/>
    </style:style>
    <style:style style:name="T31" style:family="text">
      <style:text-properties fo:language="ru" fo:country="RU" fo:font-weight="normal" officeooo:rsid="005f0c2a" style:font-weight-asian="normal" style:font-weight-complex="normal"/>
    </style:style>
    <style:style style:name="T32" style:family="text">
      <style:text-properties fo:language="ru" fo:country="RU" fo:font-weight="bold" officeooo:rsid="005bc2fb" style:font-weight-asian="bold" style:font-name-complex="Times New Roman1" style:font-weight-complex="bold"/>
    </style:style>
    <style:style style:name="T33" style:family="text">
      <style:text-properties fo:language="ru" fo:country="RU" fo:font-weight="bold" officeooo:rsid="001dc5e6" style:font-weight-asian="bold" style:font-weight-complex="bold"/>
    </style:style>
    <style:style style:name="T34" style:family="text">
      <style:text-properties fo:font-weight="normal" style:font-weight-asian="normal" style:font-name-complex="Times New Roman1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dc5e6" style:font-weight-asian="normal" style:font-weight-complex="normal"/>
    </style:style>
    <style:style style:name="T37" style:family="text">
      <style:text-properties fo:font-weight="normal" officeooo:rsid="005a16cc" style:font-weight-asian="normal" style:font-weight-complex="normal"/>
    </style:style>
    <style:style style:name="T38" style:family="text">
      <style:text-properties fo:font-weight="normal" officeooo:rsid="005f0c2a" style:font-weight-asian="normal" style:font-weight-complex="normal"/>
    </style:style>
    <style:style style:name="T39" style:family="text">
      <style:text-properties fo:color="#0000ff" loext:opacity="100%" style:font-name="Consolas" fo:font-size="10.5pt" fo:font-weight="normal"/>
    </style:style>
    <style:style style:name="T40" style:family="text">
      <style:text-properties fo:color="#0000ff" loext:opacity="100%" style:font-name-complex="Times New Roman1"/>
    </style:style>
    <style:style style:name="T41" style:family="text">
      <style:text-properties fo:color="#000000" loext:opacity="100%" fo:background-color="#ffffff" loext:char-shading-value="0"/>
    </style:style>
    <style:style style:name="T42" style:family="text">
      <style:text-properties fo:color="#267f99" loext:opacity="100%" style:font-name="Consolas" fo:font-size="10.5pt" fo:font-weight="normal"/>
    </style:style>
    <style:style style:name="T43" style:family="text">
      <style:text-properties fo:color="#267f99" loext:opacity="100%" style:font-name-complex="Times New Roman1"/>
    </style:style>
    <style:style style:name="T44" style:family="text">
      <style:text-properties fo:color="#795e26" loext:opacity="100%" style:font-name="Consolas" fo:font-size="10.5pt" fo:font-weight="normal"/>
    </style:style>
    <style:style style:name="T45" style:family="text">
      <style:text-properties fo:color="#795e26" loext:opacity="100%" style:font-name-complex="Times New Roman1"/>
    </style:style>
    <style:style style:name="T46" style:family="text">
      <style:text-properties fo:color="#a31515" loext:opacity="100%" style:font-name="Consolas" fo:font-size="10.5pt" fo:font-weight="normal"/>
    </style:style>
    <style:style style:name="T47" style:family="text">
      <style:text-properties fo:color="#001080" loext:opacity="100%" style:font-name="Consolas" fo:font-size="10.5pt" fo:font-weight="normal"/>
    </style:style>
    <style:style style:name="T48" style:family="text">
      <style:text-properties fo:color="#001080" loext:opacity="100%" style:font-name-complex="Times New Roman1"/>
    </style:style>
    <style:style style:name="T49" style:family="text">
      <style:text-properties style:font-name="Consolas" fo:font-size="10.5pt" fo:font-weight="normal"/>
    </style:style>
    <style:style style:name="T50" style:family="text">
      <style:text-properties fo:color="#af00db" loext:opacity="100%" style:font-name="Consolas" fo:font-size="10.5pt" fo:font-weight="normal"/>
    </style:style>
    <style:style style:name="T51" style:family="text">
      <style:text-properties style:font-name-complex="Times New Roman1"/>
    </style:style>
    <style:style style:name="T52" style:family="text">
      <style:text-properties fo:color="#ee0000" loext:opacity="100%" style:font-name="Consolas" fo:font-size="10.5pt" fo:font-weight="normal"/>
    </style:style>
    <style:style style:name="T53" style:family="text">
      <style:text-properties fo:color="#098658" loext:opacity="100%" style:font-name="Consolas" fo:font-size="10.5pt" fo:font-weight="normal"/>
    </style:style>
    <style:style style:name="T54" style:family="text">
      <style:text-properties style:text-position="sub 58%" fo:language="en" fo:country="US" fo:font-style="italic" fo:font-weight="normal" style:font-style-asian="italic" style:font-weight-asian="normal" style:font-name-complex="Times New Roman1" style:font-style-complex="italic" style:font-weight-complex="normal"/>
    </style:style>
    <style:style style:name="T55" style:family="text">
      <style:text-properties style:text-position="sub 58%" fo:font-weight="normal" style:font-weight-asian="normal" style:font-name-complex="Times New Roman1" style:font-weight-complex="normal"/>
    </style:style>
    <style:style style:name="T56" style:family="text">
      <style:text-properties style:text-position="sub 58%" style:font-name="Times New Roman" fo:font-size="14pt" fo:language="en" fo:country="US" fo:font-weight="normal" officeooo:rsid="005b0317" style:font-size-asian="14pt" style:font-weight-asian="normal" style:font-name-complex="Times New Roman1" style:font-size-complex="14pt" style:font-weight-complex="normal"/>
    </style:style>
    <style:style style:name="T57" style:family="text">
      <style:text-properties style:text-position="0% 100%" style:font-name="Times New Roman" fo:font-size="14pt" fo:language="en" fo:country="US" fo:font-weight="normal" officeooo:rsid="005b0317" style:font-size-asian="14pt" style:font-weight-asian="normal" style:font-name-complex="Times New Roman1" style:font-size-complex="14pt" style:font-weight-complex="normal"/>
    </style:style>
    <style:style style:name="T58" style:family="text">
      <style:text-properties style:text-position="0% 100%" style:font-name="Times New Roman" fo:font-size="14pt" fo:language="ru" fo:country="RU" fo:font-weight="normal" officeooo:rsid="005b0317" style:font-size-asian="14pt" style:font-weight-asian="normal" style:font-name-complex="Times New Roman1" style:font-size-complex="14pt" style:font-weight-complex="normal"/>
    </style:style>
    <style:style style:name="T59" style:family="text">
      <style:text-properties style:text-position="0% 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60" style:family="text">
      <style:text-properties style:text-position="0% 100%" fo:language="en" fo:country="US" fo:font-style="italic" fo:font-weight="normal" style:font-style-asian="italic" style:font-weight-asian="normal" style:font-name-complex="Times New Roman1" style:font-style-complex="italic" style:font-weight-complex="normal"/>
    </style:style>
    <style:style style:name="T61" style:family="text">
      <style:text-properties style:text-position="0% 100%" fo:language="en" fo:country="US" fo:font-weight="normal" style:font-weight-asian="normal" style:font-name-complex="Times New Roman1" style:font-weight-complex="normal"/>
    </style:style>
    <style:style style:name="T62" style:family="text">
      <style:text-properties style:text-position="0% 100%" fo:font-style="italic" fo:font-weight="normal" officeooo:rsid="001dc5e6" style:font-style-asian="italic" style:font-weight-asian="normal" style:font-name-complex="Times New Roman1" style:font-style-complex="italic" style:font-weight-complex="normal"/>
    </style:style>
    <style:style style:name="T63" style:family="text">
      <style:text-properties style:text-position="0% 100%" fo:font-weight="normal" style:font-weight-asian="normal" style:font-name-complex="Times New Roman1" style:font-weight-complex="normal"/>
    </style:style>
    <style:style style:name="T64" style:family="text">
      <style:text-properties style:text-position="0% 100%" fo:font-weight="normal" officeooo:rsid="001dc5e6" style:font-weight-asian="normal" style:font-name-complex="Times New Roman1" style:font-weight-complex="normal"/>
    </style:style>
    <style:style style:name="T65" style:family="text">
      <style:text-properties officeooo:rsid="005d9b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top"/>МИНИСТЕРСТВО ОБРАЗОВАНИЯ И НАУКИ РФ</text:p>
      <text:p text:style-name="P4">НОВОСИБИРСКИЙ ГОСУДАРСТВЕННЫЙ УНИВЕРСИТЕТ</text:p>
      <text:p text:style-name="P2">ФАКУЛЬТЕТ ИНФОРМАЦИОННЫХ ТЕХНОЛОГИЙ</text:p>
      <text:p text:style-name="P2"/>
      <text:p text:style-name="P2"/>
      <text:p text:style-name="P2"/>
      <text:p text:style-name="P2"/>
      <text:p text:style-name="P2"/>
      <text:p text:style-name="P1"/>
      <text:p text:style-name="P6"><text:span text:style-name="T1">Отчет по лабораторной работе №</text:span><text:span text:style-name="T13">6</text:span></text:p>
      <text:p text:style-name="P2">по курсу «Распределенные системы»</text:p>
      <text:p text:style-name="P2"/>
      <text:p text:style-name="P4"/>
      <text:p text:style-name="P4"/>
      <text:p text:style-name="P4"/>
      <text:p text:style-name="P5"><text:span text:style-name="T2">Выполнил: </text:span><text:span text:style-name="T1">студент 1-го курса магистратуры, гр. 21224</text:span></text:p>
      <text:p text:style-name="P3">Гафиятуллин А.Р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Новосибирск, 2022</text:p>
      <text:list xml:id="list1113546952" text:style-name="WWNum1">
        <text:list-item>
          <text:p text:style-name="P24"><text:soft-page-break/><text:span text:style-name="T3">ОПРЕДЕЛЕНИЯ</text:span></text:p>
          <text:list>
            <text:list-item>
              <text:list>
                <text:list-header>
                  <text:p text:style-name="P24"><text:span text:style-name="Strong_20_Emphasis"><text:span text:style-name="T4">Дискавери сервис</text:span></text:span><text:span text:style-name="Strong_20_Emphasis"><text:span text:style-name="T6"> (</text:span></text:span><text:span text:style-name="Strong_20_Emphasis"><text:span text:style-name="T4">discovery service</text:span></text:span><text:span text:style-name="Strong_20_Emphasis"><text:span text:style-name="T6">) — </text:span></text:span><text:span text:style-name="Strong_20_Emphasis"><text:span text:style-name="T7">сервис для нахождения устройств и сервис</text:span></text:span><text:span text:style-name="Strong_20_Emphasis"><text:span text:style-name="T8">ов,</text:span></text:span><text:span text:style-name="Strong_20_Emphasis"><text:span text:style-name="T7"> имеющи</text:span></text:span><text:span text:style-name="Strong_20_Emphasis"><text:span text:style-name="T8">хся</text:span></text:span><text:span text:style-name="Strong_20_Emphasis"><text:span text:style-name="T7"> в компьютерной сети. </text:span></text:span></text:p>
                  <text:p text:style-name="P24"><text:span text:style-name="Strong_20_Emphasis"><text:span text:style-name="T4">Репозиторий</text:span></text:span><text:span text:style-name="Strong_20_Emphasis"><text:span text:style-name="T6"> (</text:span></text:span><text:span text:style-name="Strong_20_Emphasis"><text:span text:style-name="T4">repository</text:span></text:span><text:span text:style-name="Strong_20_Emphasis"><text:span text:style-name="T6">) — место, где хранятся и поддерживаются какие-либо данные.</text:span></text:span></text:p>
                  <text:p text:style-name="P24"><text:span text:style-name="Strong_20_Emphasis"><text:span text:style-name="T4">Именование </text:span></text:span><text:span text:style-name="Strong_20_Emphasis"><text:span text:style-name="T6">(</text:span></text:span><text:span text:style-name="Strong_20_Emphasis"><text:span text:style-name="T4">naming</text:span></text:span><text:span text:style-name="Strong_20_Emphasis"><text:span text:style-name="T6">) — </text:span></text:span><text:span text:style-name="Strong_20_Emphasis"><text:span text:style-name="T9">назначение имени </text:span></text:span><text:span text:style-name="Strong_20_Emphasis"><text:span text:style-name="T11">репозиторию</text:span></text:span><text:span text:style-name="Strong_20_Emphasis"><text:span text:style-name="T10"> в распределенной среде.</text:span></text:span></text:p>
                  <text:p text:style-name="P9"><text:span text:style-name="Strong_20_Emphasis"><text:span text:style-name="T23">Вычислительный узел </text:span></text:span><text:span text:style-name="Strong_20_Emphasis"><text:span text:style-name="T36">(</text:span></text:span><text:span text:style-name="Strong_20_Emphasis"><text:span text:style-name="T23">node</text:span></text:span><text:span text:style-name="Strong_20_Emphasis"><text:span text:style-name="T36">) — </text:span></text:span><text:span text:style-name="Strong_20_Emphasis"><text:span text:style-name="T37">компьютер, предоставляющий свои вычислительные ресурсы для исполнения задач.</text:span></text:span></text:p>
                </text:list-header>
              </text:list>
            </text:list-item>
          </text:list>
        </text:list-item>
        <text:list-item>
          <text:p text:style-name="P23"><text:span text:style-name="Strong_20_Emphasis"><text:span text:style-name="T3">СОКРАЩЕНИЯ</text:span></text:span></text:p>
        </text:list-item>
        <text:list-item>
          <text:p text:style-name="P22"><text:span text:style-name="Strong_20_Emphasis"><text:span text:style-name="T3">ОБЪЕКТ ИССЛЕДОВАНИЯ</text:span></text:span></text:p>
        </text:list-item>
      </text:list>
      <text:p text:style-name="P7"><text:span text:style-name="Strong_20_Emphasis"><text:span text:style-name="T5">Д</text:span></text:span><text:span text:style-name="Strong_20_Emphasis"><text:span text:style-name="T4">искавери сервис</text:span></text:span><text:span text:style-name="Strong_20_Emphasis"><text:span text:style-name="T6"> для XML данных.</text:span></text:span></text:p>
      <text:list xml:id="list235510078166439" text:continue-numbering="true" text:style-name="WWNum1">
        <text:list-item>
          <text:p text:style-name="P13">ЦЕЛИ РАБОТЫ</text:p>
        </text:list-item>
      </text:list>
      <text:p text:style-name="P8">Разработать и реализовать в виде функции <text:span text:style-name="T22">математическую модель</text:span> для равномерного распределения репозиториев баз данных на конечном множестве вычислительных узлов.</text:p>
      <text:list xml:id="list235508516109582" text:continue-numbering="true" text:style-name="WWNum1">
        <text:list-item>
          <text:p text:style-name="P13">МЕТОДОЛОГИЯ/ПОРЯДОК ПРОВЕДЕНИЯ РАБОТ </text:p>
          <text:list>
            <text:list-item>
              <text:p text:style-name="P17"><text:span text:style-name="T24">Созда</text:span><text:span text:style-name="T26">на</text:span><text:span text:style-name="T24"> математическ</text:span><text:span text:style-name="T26">ая</text:span><text:span text:style-name="T24"> модель равномерного распределения репозиториев баз данных на основе входных данных</text:span><text:span text:style-name="T26">.</text:span></text:p>
              <text:p text:style-name="P10"><text:span text:style-name="T34">Для каждого узла вычисляется его рейтинг:</text:span></text:p>
              <text:p text:style-name="P10"><text:span text:style-name="T21">rate</text:span><text:span text:style-name="T54">i</text:span><text:span text:style-name="T21"> = (s</text:span><text:span text:style-name="T54">i</text:span><text:span text:style-name="T21"> – 2 * amount</text:span><text:span text:style-name="T54">i</text:span><text:span text:style-name="T21"> * rs</text:span><text:span text:style-name="T54">i</text:span><text:span text:style-name="T21">)</text:span></text:p>
              <text:p text:style-name="P11"><text:span text:style-name="T34">Выбирается узел с максимальным рейтингом:</text:span></text:p>
              <text:p text:style-name="P28"><text:span text:style-name="T12">j = argmax</text:span><text:span text:style-name="T56">i = 0 … </text:span><text:span text:style-name="T55">offset</text:span><text:span text:style-name="T56"> </text:span><text:span text:style-name="T57">(rate</text:span><text:span text:style-name="T56">i </text:span><text:span text:style-name="T57">)</text:span><text:span text:style-name="T58">,</text:span></text:p>
              <text:p text:style-name="P29"><text:span text:style-name="T59">где</text:span></text:p>
              <text:p text:style-name="P11"><text:span text:style-name="T60">s</text:span><text:span text:style-name="T54">i</text:span><text:span text:style-name="T60"> </text:span><text:span text:style-name="Strong_20_Emphasis"><text:span text:style-name="T62">—</text:span></text:span><text:span text:style-name="T60"> </text:span><text:span text:style-name="T61">размер блочного устройства </text:span><text:span text:style-name="T63">для </text:span><text:span text:style-name="T61">i-</text:span><text:span text:style-name="T63">го узла;</text:span></text:p>
              <text:p text:style-name="P12"><text:span text:style-name="T60">amount</text:span><text:span text:style-name="T54">i</text:span><text:span text:style-name="T60"> </text:span><text:span text:style-name="Strong_20_Emphasis"><text:span text:style-name="T62">—</text:span></text:span><text:span text:style-name="T61"> кол-во размещенных репозиториев </text:span><text:span text:style-name="T63">для </text:span><text:span text:style-name="T61">i-</text:span><text:span text:style-name="T63">го узла;</text:span></text:p>
              <text:p text:style-name="P12"><text:span text:style-name="T60">rs</text:span><text:span text:style-name="T54">i </text:span><text:span text:style-name="Strong_20_Emphasis"><text:span text:style-name="T62">— </text:span></text:span><text:span text:style-name="Strong_20_Emphasis"><text:span text:style-name="T64">максимальный размер репозитория </text:span></text:span><text:span text:style-name="Strong_20_Emphasis"><text:span text:style-name="T63">для </text:span></text:span><text:span text:style-name="Strong_20_Emphasis"><text:span text:style-name="T61">i-</text:span></text:span><text:span text:style-name="Strong_20_Emphasis"><text:span text:style-name="T63">го узла;</text:span></text:span></text:p>
            </text:list-item>
            <text:list-item>
              <text:p text:style-name="P19"><text:span text:style-name="T24"><text:s/></text:span><text:span text:style-name="T25">Реализова</text:span><text:span text:style-name="T27">на</text:span><text:span text:style-name="T25"> полученную модель в виде отдельной функции, на язык</text:span><text:span text:style-name="T27">е</text:span><text:span text:style-name="T25"> программирования </text:span><text:span text:style-name="T27">C.</text:span></text:p>
              <text:p text:style-name="P19"><text:span text:style-name="T27">См. </text:span><text:span text:style-name="T32">Приложение</text:span><text:span text:style-name="T27"> или в репозитории </text:span><text:a xlink:type="simple" xlink:href="https://github.com/xp10rd/NSU-FIT/tree/master/masters-1st-year/distributed-systems/laboratory-work-6/src" text:style-name="Internet_20_link" text:visited-style-name="Visited_20_Internet_20_Link"><text:span text:style-name="T27">https://github.com/xp10rd/NSU-FIT/tree/master/masters-1st-year/distributed-systems/laboratory-work-6/src</text:span></text:a></text:p>
            </text:list-item>
            <text:list-item>
              <text:p text:style-name="P18"><text:span text:style-name="T24"><text:s/>Созда</text:span><text:span text:style-name="T28">на</text:span><text:span text:style-name="T24"> программ</text:span><text:span text:style-name="T28">а</text:span><text:span text:style-name="T24"> для тестирования функции</text:span><text:span text:style-name="T28">.</text:span></text:p>
              <text:p text:style-name="P20"><text:span text:style-name="T27">См. </text:span><text:span text:style-name="T32">Приложение</text:span><text:span text:style-name="T27"> или в репозитории </text:span><text:a xlink:type="simple" xlink:href="https://github.com/xp10rd/NSU-FIT/tree/master/masters-1st-year/distributed-systems/laboratory-work-6/src" text:style-name="Internet_20_link" text:visited-style-name="Visited_20_Internet_20_Link"><text:span text:style-name="T27">https://github.com/xp10rd/NSU-FIT/tree/master/masters-1st-year/distributed-systems/laboratory-work-6/src</text:span></text:a></text:p>
            </text:list-item>
            <text:list-item>
              <text:p text:style-name="P25"><text:span text:style-name="T15"><text:s/></text:span><text:span text:style-name="T16">Выполн</text:span><text:span text:style-name="T17">ен</text:span><text:span text:style-name="T16"> анализ полученных данных тестирования</text:span><text:span text:style-name="T17">.</text:span></text:p>
              <text:p text:style-name="P26"><text:span text:style-name="T17">Лог распределения при 5 узлах и 10 запросах на именование:</text:span></text:p>
              <text:p text:style-name="P26"><text:span text:style-name="T17">created context (max:20)</text:span></text:p>
              <text:p text:style-name="P26"><text:soft-page-break/><text:span text:style-name="T17">added 5 nodes</text:span></text:p>
              <text:p text:style-name="P26"><text:span text:style-name="T17">planned 10 request of namespace</text:span></text:p>
              <text:p text:style-name="P26"><text:span text:style-name="T17">Result:</text:span></text:p>
              <text:list>
                <text:list-header>
                  <text:p text:style-name="P26"><text:span text:style-name="T17">index:0 <text:s text:c="8"/>namespace:NODE_00 <text:s text:c="6"/>amount:2</text:span></text:p>
                  <text:p text:style-name="P26"><text:span text:style-name="T17">index:1 <text:s text:c="8"/>namespace:NODE_01 <text:s text:c="6"/>amount:2</text:span></text:p>
                  <text:p text:style-name="P26"><text:span text:style-name="T17">index:2 <text:s text:c="8"/>namespace:NODE_02 <text:s text:c="6"/>amount:2</text:span></text:p>
                  <text:p text:style-name="P26"><text:span text:style-name="T17">index:3 <text:s text:c="8"/>namespace:NODE_03 <text:s text:c="6"/>amount:2</text:span></text:p>
                  <text:p text:style-name="P26"><text:span text:style-name="T17">index:4 <text:s text:c="8"/>namespace:NODE_04 <text:s text:c="6"/>amount:2</text:span></text:p>
                </text:list-header>
              </text:list>
            </text:list-item>
          </text:list>
        </text:list-item>
      </text:list>
      <text:p text:style-name="P27"><text:span text:style-name="T17">В</text:span><text:span text:style-name="T14">идно, что именование происходит равномерно.</text:span></text:p>
      <text:list xml:id="list235508299808344" text:continue-numbering="true" text:style-name="WWNum1">
        <text:list-item>
          <text:p text:style-name="P14">ОПИСАНИЕ РЕЗУЛЬТАТА</text:p>
          <text:p text:style-name="P21">Разработа<text:span text:style-name="T65">на</text:span> и реализова<text:span text:style-name="T65">на</text:span> в виде функции математическ<text:span text:style-name="T65">ая</text:span> модель для равномерного распределения репозиториев баз данных на конечном множестве вычислительных узлов. <text:span text:style-name="T65">Данная функция протестирована и результат тестирования проанализирован.</text:span></text:p>
        </text:list-item>
        <text:list-item>
          <text:p text:style-name="P15">ССЫЛКИ</text:p>
          <text:p text:style-name="P16"><text:span text:style-name="T35">1. <text:s/>Service discovery</text:span> <text:span text:style-name="Strong_20_Emphasis"><text:span text:style-name="T30">—</text:span></text:span><text:span text:style-name="Strong_20_Emphasis"><text:span text:style-name="T20"> </text:span></text:span><text:span text:style-name="Strong_20_Emphasis"><text:span text:style-name="T29">U</text:span></text:span><text:span text:style-name="Strong_20_Emphasis"><text:span text:style-name="T19">RL:</text:span></text:span><text:span text:style-name="T18"> </text:span><text:a xlink:type="simple" xlink:href="https://en.wikipedia.org/wiki/Service_discovery" text:style-name="Internet_20_link" text:visited-style-name="Visited_20_Internet_20_Link"><text:span text:style-name="T35">https://en.wikipedia.org/wiki/Service_discovery</text:span></text:a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1"><text:span text:style-name="T35"><text:s text:c="5"/>2. Software repository</text:span><text:span text:style-name="Strong_20_Emphasis"><text:span text:style-name="T30"> —</text:span></text:span><text:span text:style-name="Strong_20_Emphasis"><text:span text:style-name="T36"> </text:span></text:span><text:span text:style-name="Strong_20_Emphasis"><text:span text:style-name="T29">U</text:span></text:span><text:span text:style-name="Strong_20_Emphasis"><text:span text:style-name="T35">RL: </text:span></text:span><text:a xlink:type="simple" xlink:href="https://en.wikipedia.org/wiki/Software_repository" text:style-name="Internet_20_link" text:visited-style-name="Visited_20_Internet_20_Link"><text:span text:style-name="Strong_20_Emphasis"><text:span text:style-name="T35">https://en.wikipedia.org/wiki/Software_repository</text:span></text:span></text:a></text:p>
                              <text:list>
                                <text:list-item>
                                  <text:list>
                                    <text:list-header>
                                      <text:p text:style-name="P32"><text:span text:style-name="Strong_20_Emphasis"><text:span text:style-name="T35"><text:s text:c="5"/>3. </text:span></text:span><text:span text:style-name="Strong_20_Emphasis"><text:span text:style-name="T31">Исходный код </text:span></text:span><text:span text:style-name="Strong_20_Emphasis"><text:span text:style-name="T30"><text:s/>—</text:span></text:span><text:span text:style-name="Strong_20_Emphasis"><text:span text:style-name="T36"> </text:span></text:span><text:span text:style-name="Strong_20_Emphasis"><text:span text:style-name="T29">U</text:span></text:span><text:span text:style-name="Strong_20_Emphasis"><text:span text:style-name="T35">RL: </text:span></text:span><text:a xlink:type="simple" xlink:href="https://github.com/xp10rd/NSU-FIT/tree/master/masters-1st-year/distributed-systems/laboratory-work-6/src" text:style-name="Internet_20_link" text:visited-style-name="Visited_20_Internet_20_Link"><text:span text:style-name="Strong_20_Emphasis"><text:span text:style-name="T35">https://github.com/xp10rd/NSU-FIT/tree/master/masters-1st-year/distributed-systems/laboratory-work-6/src</text:span></text:span></text:a></text:p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51">ПРИЛОЖЕНИЕ:</text:span></text:p>
      <text:p text:style-name="P36"><text:span text:style-name="T40">char</text:span><text:span text:style-name="T51"> *</text:span><text:span text:style-name="T45">pick_up_namespace</text:span><text:span text:style-name="T51">(</text:span><text:span text:style-name="T43">context_t</text:span><text:span text:style-name="T51"> </text:span><text:span text:style-name="T48">ctx</text:span><text:span text:style-name="T51">) {</text:span></text:p>
      <text:p text:style-name="P34">  <text:span text:style-name="T39">int</text:span><text:span text:style-name="T49"> </text:span><text:span text:style-name="T47">flag</text:span><text:span text:style-name="T49">;</text:span></text:p>
      <text:p text:style-name="P34">  <text:span text:style-name="T39">char</text:span><text:span text:style-name="T49"> *</text:span><text:span text:style-name="T47">namespace</text:span><text:span text:style-name="T49"> = </text:span><text:span text:style-name="T39">NULL</text:span><text:span text:style-name="T49">;</text:span></text:p>
      <text:p text:style-name="P35"/>
      <text:p text:style-name="P34">  <text:span text:style-name="T39">struct</text:span><text:span text:style-name="T49"> </text:span><text:span text:style-name="T42">node_rank</text:span><text:span text:style-name="T49"> *</text:span><text:span text:style-name="T47">ranking</text:span><text:span text:style-name="T49"> = </text:span><text:span text:style-name="T44">malloc</text:span><text:span text:style-name="T49">(</text:span><text:span text:style-name="T39">sizeof</text:span><text:span text:style-name="T49">(</text:span><text:span text:style-name="T39">struct</text:span><text:span text:style-name="T49"> </text:span><text:span text:style-name="T42">node_rank</text:span><text:span text:style-name="T49">) * </text:span><text:span text:style-name="T47">ctx</text:span><text:span text:style-name="T49">-&gt;</text:span><text:span text:style-name="T47">offset</text:span><text:span text:style-name="T49">);</text:span></text:p>
      <text:p text:style-name="P35"/>
      <text:p text:style-name="P34">  <text:span text:style-name="T50">for</text:span><text:span text:style-name="T49"> (</text:span><text:span text:style-name="T39">int</text:span><text:span text:style-name="T49"> </text:span><text:span text:style-name="T47">i</text:span><text:span text:style-name="T49"> = </text:span><text:span text:style-name="T53">0</text:span><text:span text:style-name="T49">, </text:span><text:span text:style-name="T47">flag</text:span><text:span text:style-name="T49"> = </text:span><text:span text:style-name="T53">0</text:span><text:span text:style-name="T49">; </text:span><text:span text:style-name="T47">i</text:span><text:span text:style-name="T49"> &lt; </text:span><text:span text:style-name="T47">ctx</text:span><text:span text:style-name="T49">-&gt;</text:span><text:span text:style-name="T47">offset</text:span><text:span text:style-name="T49">; </text:span><text:span text:style-name="T47">i</text:span><text:span text:style-name="T49">++) {</text:span></text:p>
      <text:p text:style-name="P34">    <text:span text:style-name="T47">ranking</text:span><text:span text:style-name="T49">[</text:span><text:span text:style-name="T47">i</text:span><text:span text:style-name="T49">].</text:span><text:span text:style-name="T47">node</text:span><text:span text:style-name="T49"> = </text:span><text:span text:style-name="T47">i</text:span><text:span text:style-name="T49">;</text:span></text:p>
      <text:p text:style-name="P34">    <text:span text:style-name="T47">ranking</text:span><text:span text:style-name="T49">[</text:span><text:span text:style-name="T47">i</text:span><text:span text:style-name="T49">].</text:span><text:span text:style-name="T47">rank</text:span><text:span text:style-name="T49"> =</text:span></text:p>
      <text:p text:style-name="P34">        <text:span text:style-name="T47">ctx</text:span><text:span text:style-name="T49">-&gt;</text:span><text:span text:style-name="T47">nodes</text:span><text:span text:style-name="T49">[</text:span><text:span text:style-name="T47">i</text:span><text:span text:style-name="T49">]-&gt;</text:span><text:span text:style-name="T47">s</text:span><text:span text:style-name="T49"> - </text:span><text:span text:style-name="T53">2</text:span><text:span text:style-name="T49"> * </text:span><text:span text:style-name="T47">ctx</text:span><text:span text:style-name="T49">-&gt;</text:span><text:span text:style-name="T47">nodes</text:span><text:span text:style-name="T49">[</text:span><text:span text:style-name="T47">i</text:span><text:span text:style-name="T49">]-&gt;</text:span><text:span text:style-name="T47">amount</text:span><text:span text:style-name="T49"> * </text:span><text:span text:style-name="T47">ctx</text:span><text:span text:style-name="T49">-&gt;</text:span><text:span text:style-name="T47">nodes</text:span><text:span text:style-name="T49">[</text:span><text:span text:style-name="T47">i</text:span><text:span text:style-name="T49">]-&gt;</text:span><text:span text:style-name="T47">rs</text:span><text:span text:style-name="T49">;</text:span></text:p>
      <text:p text:style-name="P34">    <text:span text:style-name="T50">if</text:span><text:span text:style-name="T49"> (</text:span><text:span text:style-name="T47">ranking</text:span><text:span text:style-name="T49">[</text:span><text:span text:style-name="T47">i</text:span><text:span text:style-name="T49">].</text:span><text:span text:style-name="T47">rank</text:span><text:span text:style-name="T49"> &gt; </text:span><text:span text:style-name="T47">ctx</text:span><text:span text:style-name="T49">-&gt;</text:span><text:span text:style-name="T47">nodes</text:span><text:span text:style-name="T49">[</text:span><text:span text:style-name="T47">i</text:span><text:span text:style-name="T49">]-&gt;</text:span><text:span text:style-name="T47">rs</text:span><text:span text:style-name="T49">) {</text:span></text:p>
      <text:p text:style-name="P34">      <text:span text:style-name="T47">flag</text:span><text:span text:style-name="T49"> = </text:span><text:span text:style-name="T53">1</text:span><text:span text:style-name="T49">;</text:span></text:p>
      <text:p text:style-name="P34">    <text:span text:style-name="T49">}</text:span></text:p>
      <text:p text:style-name="P34">  <text:span text:style-name="T49">}</text:span></text:p>
      <text:p text:style-name="P35"/>
      <text:p text:style-name="P34">  <text:span text:style-name="T50">if</text:span><text:span text:style-name="T49"> (</text:span><text:span text:style-name="T47">flag</text:span><text:span text:style-name="T49">) {</text:span></text:p>
      <text:p text:style-name="P34">    <text:span text:style-name="T44">qsort</text:span><text:span text:style-name="T49">(</text:span><text:span text:style-name="T47">ranking</text:span><text:span text:style-name="T49">, </text:span><text:span text:style-name="T47">ctx</text:span><text:span text:style-name="T49">-&gt;</text:span><text:span text:style-name="T47">offset</text:span><text:span text:style-name="T49">, </text:span><text:span text:style-name="T39">sizeof</text:span><text:span text:style-name="T49">(</text:span><text:span text:style-name="T39">struct</text:span><text:span text:style-name="T49"> </text:span><text:span text:style-name="T42">node_rank</text:span><text:span text:style-name="T49">), </text:span><text:span text:style-name="T44">compare_nodes</text:span><text:span text:style-name="T49">);</text:span></text:p>
      <text:p text:style-name="P34">    <text:span text:style-name="T47">ctx</text:span><text:span text:style-name="T49">-&gt;</text:span><text:span text:style-name="T47">nodes</text:span><text:span text:style-name="T49">[</text:span><text:span text:style-name="T47">ranking</text:span><text:span text:style-name="T49">[</text:span><text:span text:style-name="T47">ctx</text:span><text:span text:style-name="T49">-&gt;</text:span><text:span text:style-name="T47">offset</text:span><text:span text:style-name="T49"> - </text:span><text:span text:style-name="T53">1</text:span><text:span text:style-name="T49">].</text:span><text:span text:style-name="T47">node</text:span><text:span text:style-name="T49">]-&gt;</text:span><text:span text:style-name="T47">amount</text:span><text:span text:style-name="T49">++;</text:span></text:p>
      <text:p text:style-name="P34">    <text:span text:style-name="T47">namespace</text:span><text:span text:style-name="T49"> = </text:span><text:span text:style-name="T47">ctx</text:span><text:span text:style-name="T49">-&gt;</text:span><text:span text:style-name="T47">nodes</text:span><text:span text:style-name="T49">[</text:span><text:span text:style-name="T47">ranking</text:span><text:span text:style-name="T49">[</text:span><text:span text:style-name="T47">ctx</text:span><text:span text:style-name="T49">-&gt;</text:span><text:span text:style-name="T47">offset</text:span><text:span text:style-name="T49"> - </text:span><text:span text:style-name="T53">1</text:span><text:span text:style-name="T49">].</text:span><text:span text:style-name="T47">node</text:span><text:span text:style-name="T49">]-&gt;</text:span><text:span text:style-name="T47">namespace</text:span><text:span text:style-name="T49">;</text:span></text:p>
      <text:p text:style-name="P34">  <text:span text:style-name="T49">} </text:span><text:span text:style-name="T50">else</text:span><text:span text:style-name="T49"> {</text:span></text:p>
      <text:p text:style-name="P34">    <text:span text:style-name="T44">fprintf</text:span><text:span text:style-name="T49">(</text:span><text:span text:style-name="T39">stderr</text:span><text:span text:style-name="T49">, </text:span><text:span text:style-name="T46">"Out of space</text:span><text:span text:style-name="T52">\n</text:span><text:span text:style-name="T46">"</text:span><text:span text:style-name="T49">);</text:span></text:p>
      <text:p text:style-name="P34">  <text:span text:style-name="T49">}</text:span></text:p>
      <text:p text:style-name="P35"/>
      <text:p text:style-name="P34">  <text:span text:style-name="T44">free</text:span><text:span text:style-name="T49">(</text:span><text:span text:style-name="T47">ranking</text:span><text:span text:style-name="T49">);</text:span></text:p>
      <text:p text:style-name="P34">  <text:span text:style-name="T50">return</text:span><text:span text:style-name="T49"> </text:span><text:span text:style-name="T47">namespace</text:span><text:span text:style-name="T49">;</text:span></text:p>
      <text:p text:style-name="P33"><text:span text:style-name="T41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swiss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2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qv3wpe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15T06:40:00</meta:creation-date>
    <meta:initial-creator>Albert Gafiyatullin</meta:initial-creator>
    <dc:language>en-US</dc:language>
    <dc:date>2022-05-29T23:55:07.898000000</dc:date>
    <meta:editing-cycles>89</meta:editing-cycles>
    <meta:editing-duration>PT18H46M31S</meta:editing-duration>
    <meta:generator>LibreOffice/7.1.8.1$Windows_X86_64 LibreOffice_project/e1f30c802c3269a1d052614453f260e49458c82c</meta:generator>
    <meta:document-statistic meta:table-count="0" meta:image-count="0" meta:object-count="0" meta:page-count="4" meta:paragraph-count="73" meta:word-count="380" meta:character-count="3475" meta:non-whitespace-character-count="301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